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174c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103405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2dd4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63d2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f97e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03405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174ce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b5b31" officeooo:paragraph-rsid="010b5b31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6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9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20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20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2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20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20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20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20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20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20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21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21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21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21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21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1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1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21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21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219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2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2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2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2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22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174ce" style:font-size-asian="10.5pt" style:font-weight-asian="normal" style:font-size-complex="12pt" style:font-weight-complex="normal"/>
    </style:style>
    <style:style style:name="P22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36304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36304" style:font-size-asian="10.5pt" style:font-weight-asian="normal" style:font-size-complex="12pt" style:font-weight-complex="normal"/>
    </style:style>
    <style:style style:name="P22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2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2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3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b5b31" style:font-size-asian="10.5pt" style:font-weight-asian="normal" style:font-size-complex="12pt" style:font-weight-complex="normal"/>
    </style:style>
    <style:style style:name="P23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df97e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103405" style:font-size-asian="10.5pt" style:font-weight-asian="normal" style:font-size-complex="12pt" style:font-weight-complex="normal"/>
    </style:style>
    <style:style style:name="P233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34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23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d63d2" style:font-size-asian="10.5pt" style:font-weight-asian="normal" style:font-size-complex="12pt" style:font-weight-complex="normal"/>
    </style:style>
    <style:style style:name="P23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1174ce" style:font-size-asian="10.5pt" style:font-weight-asian="normal" style:font-size-complex="12pt" style:font-weight-complex="normal"/>
    </style:style>
    <style:style style:name="P23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136304" style:font-size-asian="10.5pt" style:font-weight-asian="normal" style:font-size-complex="12pt" style:font-weight-complex="normal"/>
    </style:style>
    <style:style style:name="P23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240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df97e" officeooo:paragraph-rsid="010df97e" style:font-size-asian="10.5pt" style:font-weight-asian="normal" style:font-size-complex="12pt" style:font-weight-complex="normal"/>
    </style:style>
    <style:style style:name="P241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242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243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03405" officeooo:paragraph-rsid="0112dd41" style:font-size-asian="10.5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2dd41" style:font-size-asian="10.5pt" style:font-weight-asian="normal" style:font-size-complex="12pt" style:font-weight-complex="normal"/>
    </style:style>
    <style:style style:name="P245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1103405" officeooo:paragraph-rsid="01136304" style:font-size-asian="10.5pt" style:font-weight-asian="normal" style:font-size-complex="12pt" style:font-weight-complex="normal"/>
    </style:style>
    <style:style style:name="P24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174ce" officeooo:paragraph-rsid="0112dd41" style:font-size-asian="10.5pt" style:font-weight-asian="normal" style:font-size-complex="12pt" style:font-weight-complex="normal"/>
    </style:style>
    <style:style style:name="P24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174ce" officeooo:paragraph-rsid="01136304" style:font-size-asian="10.5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36304" style:font-size-asian="10.5pt" style:font-weight-asian="normal" style:font-size-complex="12pt" style:font-weight-complex="normal"/>
    </style:style>
    <style:style style:name="P249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2dd41" officeooo:paragraph-rsid="0112dd41" style:font-size-asian="10.5pt" style:font-weight-asian="normal" style:font-size-complex="12pt" style:font-weight-complex="normal"/>
    </style:style>
    <style:style style:name="P25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112dd41" officeooo:paragraph-rsid="01136304" style:font-size-asian="10.5pt" style:font-weight-asian="normal" style:font-size-complex="12pt" style:font-weight-complex="normal"/>
    </style:style>
    <style:style style:name="P25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5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5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5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25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174ce" style:font-size-asian="10.5pt" style:font-weight-asian="bold" style:font-size-complex="12pt" style:font-weight-complex="bold"/>
    </style:style>
    <style:style style:name="P25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36304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36304" style:font-size-asian="10.5pt" style:font-weight-asian="bold" style:font-size-complex="12pt" style:font-weight-complex="bold"/>
    </style:style>
    <style:style style:name="P258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59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60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61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62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63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64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65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66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67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68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69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70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71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72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73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74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75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T64" style:family="text">
      <style:text-properties officeooo:rsid="010a21d8"/>
    </style:style>
    <style:style style:name="T65" style:family="text">
      <style:text-properties officeooo:rsid="010b5b31"/>
    </style:style>
    <style:style style:name="T66" style:family="text">
      <style:text-properties officeooo:rsid="010c2a3c"/>
    </style:style>
    <style:style style:name="T67" style:family="text">
      <style:text-properties officeooo:rsid="010df97e"/>
    </style:style>
    <style:style style:name="T68" style:family="text">
      <style:text-properties officeooo:rsid="01103405"/>
    </style:style>
    <style:style style:name="T69" style:family="text">
      <style:text-properties officeooo:rsid="011174ce"/>
    </style:style>
    <style:style style:name="T70" style:family="text">
      <style:text-properties officeooo:rsid="0112dd4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315355115234844291" text:style-name="L1">
        <text:list-item>
          <text:p text:style-name="P161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6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6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6619466182121645134" text:style-name="L2">
        <text:list-item>
          <text:p text:style-name="P16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65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4219622342241776988" text:style-name="L3">
        <text:list-item>
          <text:p text:style-name="P16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66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179563802758526270" text:style-name="L4">
        <text:list-item>
          <text:p text:style-name="P167">Publicat codi d'accès al Classroom.</text:p>
        </text:list-item>
        <text:list-item>
          <text:p text:style-name="P180">Treball autònom tasca 1.</text:p>
        </text:list-item>
        <text:list-item>
          <text:p text:style-name="P16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15554840974296" text:continue-numbering="true" text:style-name="L4">
        <text:list-item>
          <text:p text:style-name="P16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15556628105719" text:continue-numbering="true" text:style-name="L4">
        <text:list-item>
          <text:p text:style-name="P16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55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15555652253362" text:continue-numbering="true" text:style-name="L4">
        <text:list-item>
          <text:p text:style-name="P170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70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1">Comentem apartat 1.1 Temperatura y calor.</text:p>
        </text:list-item>
      </text:list>
      <text:p text:style-name="P60"/>
      <text:p text:style-name="P108">Di<text:span text:style-name="T12">vendres 10</text:span>/<text:span text:style-name="T7">10</text:span>/2<text:span text:style-name="T5">5</text:span></text:p>
      <text:p text:style-name="P108"/>
      <text:list xml:id="list115555572942411" text:continue-numbering="true" text:style-name="L4">
        <text:list-item>
          <text:p text:style-name="P17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7">Comentem apartat 1.2 Presión.</text:p>
        </text:list-item>
        <text:list-item>
          <text:p text:style-name="P187">Comentem apartat 1.2 Presión.</text:p>
        </text:list-item>
        <text:list-item>
          <text:p text:style-name="P187">Comentem els exercicis 1.3 Ejercicios temperatura y presión.</text:p>
        </text:list-item>
        <text:list-item>
          <text:p text:style-name="P187">Comentem apartat 1.4 Enegía y potencia</text:p>
        </text:list-item>
        <text:list-item>
          <text:p text:style-name="P188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109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109">Di<text:span text:style-name="T15">jous</text:span><text:tab/><text:tab/><text:span text:style-name="T15">16</text:span>/<text:span text:style-name="T7">10</text:span>/2<text:span text:style-name="T5">5</text:span></text:p>
      <text:list xml:id="list115555033510957" text:continue-numbering="true" text:style-name="L4">
        <text:list-item>
          <text:p text:style-name="P17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9">Comentem apartat 1.<text:span text:style-name="T15">5 Ejercicios energía y potencia</text:span>.</text:p>
        </text:list-item>
        <text:list-item>
          <text:p text:style-name="P189">Comentem apartat 1.<text:span text:style-name="T15">6.1 Calor específico</text:span></text:p>
        </text:list-item>
        <text:list-item>
          <text:p text:style-name="P189">Comentem apartat 1.<text:span text:style-name="T15">6.2 Calor sensible y latente</text:span></text:p>
        </text:list-item>
      </text:list>
      <text:p text:style-name="P62"/>
      <text:p text:style-name="P151">Divendres<text:tab/>17/10/25</text:p>
      <text:list xml:id="list115556639598801" text:continue-numbering="true" text:style-name="L4">
        <text:list-item>
          <text:p text:style-name="P17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0">Comentem apartat 1.6.3 Transmisión del calor</text:p>
        </text:list-item>
        <text:list-item>
          <text:p text:style-name="P190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56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15556233298232" text:continue-numbering="true" text:style-name="L4">
        <text:list-item>
          <text:p text:style-name="P17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1">Comentem <text:span text:style-name="T17">exercicis 1.7-1 a 3</text:span></text:p>
        </text:list-item>
        <text:list-item>
          <text:p text:style-name="P192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15556814834887" text:continue-numbering="true" text:style-name="L4">
        <text:list-item>
          <text:p text:style-name="P17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3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110">Di<text:span text:style-name="T19">jous</text:span><text:tab/><text:tab/><text:span text:style-name="T19">30</text:span>/<text:span text:style-name="T9">10</text:span>/2<text:span text:style-name="T5">5</text:span></text:p>
      <text:p text:style-name="P110"/>
      <text:list xml:id="list115555235496881" text:continue-numbering="true" text:style-name="L4">
        <text:list-item>
          <text:p text:style-name="P17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2">Comencem a comentar l'apartat 1.8.4 Diagrama de Mollier (diagrama p h)</text:p>
        </text:list-item>
      </text:list>
      <text:p text:style-name="P32"/>
      <text:p text:style-name="P32"/>
      <text:p text:style-name="P110">Di<text:span text:style-name="T19">vendres</text:span><text:tab/><text:span text:style-name="T19">31</text:span>/<text:span text:style-name="T9">10</text:span>/2<text:span text:style-name="T5">5</text:span></text:p>
      <text:p text:style-name="P110"/>
      <text:p text:style-name="P65">Festiu triat pel centre.</text:p>
      <text:p text:style-name="P65"/>
      <text:p text:style-name="P65"/>
      <text:p text:style-name="P111">Di<text:span text:style-name="T3">marts</text:span><text:tab/><text:span text:style-name="T20">04</text:span>/<text:span text:style-name="T9">11</text:span>/2<text:span text:style-name="T5">5</text:span></text:p>
      <text:p text:style-name="P111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12">Di<text:span text:style-name="T3">mecres</text:span><text:tab/><text:span text:style-name="T20">05</text:span>/<text:span text:style-name="T9">11</text:span>/2<text:span text:style-name="T5">5</text:span></text:p>
      <text:p text:style-name="P112"/>
      <text:list xml:id="list115556757444563" text:continue-numbering="true" text:style-name="L4">
        <text:list-item>
          <text:p text:style-name="P17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3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13"/>
      <text:p text:style-name="P157">Di<text:span text:style-name="T22">jous</text:span><text:tab/><text:tab/><text:span text:style-name="T20">06</text:span>/<text:span text:style-name="T9">11</text:span>/2<text:span text:style-name="T5">5</text:span></text:p>
      <text:p text:style-name="P113"/>
      <text:list xml:id="list115556049315387" text:continue-numbering="true" text:style-name="L4">
        <text:list-item>
          <text:p text:style-name="P17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4">Co<text:span text:style-name="T22">mentem exercici 1.9-5</text:span></text:p>
        </text:list-item>
      </text:list>
      <text:p text:style-name="P114"/>
      <text:p text:style-name="P114"/>
      <text:p text:style-name="P114">Di<text:span text:style-name="T23">vendres</text:span><text:tab/><text:span text:style-name="T20">07</text:span>/<text:span text:style-name="T9">11</text:span>/2<text:span text:style-name="T5">5</text:span></text:p>
      <text:p text:style-name="P114"/>
      <text:list xml:id="list115555658628219" text:continue-numbering="true" text:style-name="L4">
        <text:list-item>
          <text:p text:style-name="P179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85">C<text:span text:style-name="T23">omentem apartat 1.1.1 Coeficiente de funcionamiento COP y EER</text:span></text:p>
        </text:list-item>
        <text:list-item>
          <text:p text:style-name="P185">C<text:span text:style-name="T23">omentem apartat 1.1.2 Componenentes d ela instalación drigorífica por compresión</text:span></text:p>
        </text:list-item>
      </text:list>
      <text:p text:style-name="P66"/>
      <text:p text:style-name="P115"/>
      <text:p text:style-name="P115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180428190600899231" text:style-name="L5">
        <text:list-item>
          <text:p text:style-name="P25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73"><text:span text:style-name="T26">C</text:span><text:span text:style-name="T25">omentem 1.1.3 Ciclo frigorífico en el diagrama p h</text:span></text:p>
        </text:list-item>
        <text:list-item>
          <text:p text:style-name="P273"><text:span text:style-name="T26">C</text:span><text:span text:style-name="T25">omentem 1.1.4 Caudal másico</text:span></text:p>
        </text:list-item>
        <text:list-item>
          <text:p text:style-name="P273"><text:span text:style-name="T26">C</text:span><text:span text:style-name="T25">omentem 1.1.5 Relación de compresión</text:span></text:p>
        </text:list-item>
        <text:list-item>
          <text:p text:style-name="P194">Comentem exercici 1.2-1</text:p>
        </text:list-item>
      </text:list>
      <text:p text:style-name="P51"/>
      <text:p text:style-name="P51"/>
      <text:p text:style-name="P116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15555509737281" text:continue-numbering="true" text:style-name="L5">
        <text:list-item>
          <text:p text:style-name="P202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17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15555275089513" text:continue-numbering="true" text:style-name="L5">
        <text:list-item>
          <text:p text:style-name="P25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5">Comentem exercici 1.2-<text:span text:style-name="T32">2</text:span></text:p>
        </text:list-item>
      </text:list>
      <text:p text:style-name="P52"/>
      <text:p text:style-name="P118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15556000036714" text:continue-numbering="true" text:style-name="L5">
        <text:list-item>
          <text:p text:style-name="P26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6">Comentem exercici 1.2-<text:span text:style-name="T32">2 i 3</text:span></text:p>
        </text:list-item>
      </text:list>
      <text:p text:style-name="P53"/>
      <text:p text:style-name="P119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15556652259372" text:continue-numbering="true" text:style-name="L5">
        <text:list-item>
          <text:p text:style-name="P26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74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20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15555840460876" text:continue-numbering="true" text:style-name="L5">
        <text:list-item>
          <text:p text:style-name="P203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21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15555557210929" text:continue-numbering="true" text:style-name="L5">
        <text:list-item>
          <text:p text:style-name="P262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75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58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15556460245817" text:continue-numbering="true" text:style-name="L5">
        <text:list-item>
          <text:p text:style-name="P26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7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97"><text:span text:style-name="T11">C</text:span>omentem <text:span text:style-name="T35">apartat 1.4 Puntos de medición de temperatura y presión.</text:span></text:p>
        </text:list-item>
        <text:list-item>
          <text:p text:style-name="P197"><text:span text:style-name="T11">C</text:span>omentem <text:span text:style-name="T35">apartat 1.5 Símbolos según UNE EN 1861.</text:span></text:p>
        </text:list-item>
        <text:list-item>
          <text:p text:style-name="P207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22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22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23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59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15556068955252" text:continue-numbering="true" text:style-name="L5">
        <text:list-item>
          <text:p text:style-name="P264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8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204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24">Di<text:span text:style-name="T3">mecres</text:span><text:tab/><text:span text:style-name="T38">03</text:span>/<text:span text:style-name="T9">12</text:span>/2<text:span text:style-name="T5">5</text:span></text:p>
      <text:p text:style-name="P124"/>
      <text:list xml:id="list115555973497389" text:continue-numbering="true" text:style-name="L5">
        <text:list-item>
          <text:p text:style-name="P205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25">Di<text:span text:style-name="T40">jous<text:tab/></text:span><text:tab/><text:span text:style-name="T38">04</text:span>/<text:span text:style-name="T9">12</text:span>/2<text:span text:style-name="T5">5</text:span></text:p>
      <text:list xml:id="list115556403951621" text:continue-numbering="true" text:style-name="L5">
        <text:list-item>
          <text:p text:style-name="P26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9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25"/>
      <text:p text:style-name="P125">Di<text:span text:style-name="T40">vendres</text:span><text:tab/><text:span text:style-name="T38">05</text:span>/<text:span text:style-name="T9">12</text:span>/2<text:span text:style-name="T5">5</text:span></text:p>
      <text:p text:style-name="P125"/>
      <text:list xml:id="list115555526166054" text:continue-numbering="true" text:style-name="L5">
        <text:list-item>
          <text:p text:style-name="P26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9"><text:span text:style-name="T11">C</text:span>omentem <text:span text:style-name="T35">apartat 2.1.1.1 Compressors hermètics</text:span></text:p>
        </text:list-item>
        <text:list-item>
          <text:p text:style-name="P208">Comentem exemple 2.1.1.1-1</text:p>
        </text:list-item>
      </text:list>
      <text:p text:style-name="P71"/>
      <text:p text:style-name="P126">Di<text:span text:style-name="T3">marts</text:span><text:tab/><text:span text:style-name="T38">09</text:span>/<text:span text:style-name="T9">12</text:span>/2<text:span text:style-name="T5">5</text:span></text:p>
      <text:p text:style-name="P126"/>
      <text:list xml:id="list115555666489457" text:continue-numbering="true" text:style-name="L5">
        <text:list-item>
          <text:p text:style-name="P206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27">Di<text:span text:style-name="T3">mecres</text:span><text:tab/><text:span text:style-name="T44">10</text:span>/<text:span text:style-name="T9">12</text:span>/2<text:span text:style-name="T5">5</text:span></text:p>
      <text:p text:style-name="P127"/>
      <text:list xml:id="list115555171862434" text:continue-numbering="true" text:style-name="L5">
        <text:list-item>
          <text:p text:style-name="P186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28"/>
      <text:p text:style-name="P128">Di<text:span text:style-name="T45">jous</text:span><text:tab/><text:tab/><text:span text:style-name="T44">11</text:span>/<text:span text:style-name="T9">12</text:span>/2<text:span text:style-name="T5">5</text:span></text:p>
      <text:p text:style-name="P128"/>
      <text:p text:style-name="P73">Seguim comentant exemple 2.1.1.1-1</text:p>
      <text:p text:style-name="P152"/>
      <text:p text:style-name="P128">Di<text:span text:style-name="T45">vendres</text:span><text:tab/><text:span text:style-name="T44">12</text:span>/<text:span text:style-name="T9">12</text:span>/2<text:span text:style-name="T5">5</text:span></text:p>
      <text:p text:style-name="P128"/>
      <text:p text:style-name="P77">Activitat emp<text:span text:style-name="T46">r</text:span>enedoria.</text:p>
      <text:p text:style-name="P77"/>
      <text:p text:style-name="P129">Di<text:span text:style-name="T3">marts</text:span><text:tab/><text:span text:style-name="T47">16</text:span>/<text:span text:style-name="T9">12</text:span>/2<text:span text:style-name="T5">5</text:span></text:p>
      <text:p text:style-name="P129"/>
      <text:list xml:id="list115555334999334" text:continue-numbering="true" text:style-name="L5">
        <text:list-item>
          <text:p text:style-name="P26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0"><text:span text:style-name="T11">C</text:span>omentem <text:span text:style-name="T47">programa de simulació SOLKANE (pàg. 11 i 12)</text:span></text:p>
        </text:list-item>
      </text:list>
      <text:p text:style-name="P74"/>
      <text:p text:style-name="P129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30"><text:soft-page-break/>Di<text:span text:style-name="T3">marts</text:span><text:tab/><text:span text:style-name="T47">18</text:span>/<text:span text:style-name="T9">12</text:span>/2<text:span text:style-name="T5">5</text:span></text:p>
      <text:p text:style-name="P130"/>
      <text:list xml:id="list115556278870100" text:continue-numbering="true" text:style-name="L5">
        <text:list-item>
          <text:p text:style-name="P26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1"><text:span text:style-name="T11">C</text:span>omentem <text:span text:style-name="T48">apartat 2.1.1.2 Compressors semihermètics</text:span></text:p>
        </text:list-item>
        <text:list-item>
          <text:p text:style-name="P201"><text:span text:style-name="T11">C</text:span>omentem <text:span text:style-name="T48">apartat 2.1.1.3 Compressors oberts</text:span></text:p>
        </text:list-item>
        <text:list-item>
          <text:p text:style-name="P201"><text:span text:style-name="T11">C</text:span>omentem <text:span text:style-name="T48">apartat 2.1.2.1 Compressors alternatius de pistó</text:span></text:p>
          <text:p text:style-name="P201"/>
        </text:list-item>
      </text:list>
      <text:p text:style-name="P75"/>
      <text:p text:style-name="P131">Di<text:span text:style-name="T3">mecres</text:span><text:tab/><text:span text:style-name="T49">07</text:span>/<text:span text:style-name="T49">01</text:span>/2<text:span text:style-name="T49">6</text:span></text:p>
      <text:p text:style-name="P131"/>
      <text:list xml:id="list115555139803090" text:continue-numbering="true" text:style-name="L5">
        <text:list-item>
          <text:p text:style-name="P26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9">Repassem apartat 2.1.2.1 <text:span text:style-name="T48"><text:s/>Compressors alternatius de pistó</text:span></text:p>
        </text:list-item>
        <text:list-item>
          <text:p text:style-name="P209">Comentem 2.1.2.1.1 Proceso de compresión en compresores de pistón alternativo</text:p>
        </text:list-item>
        <text:list-item>
          <text:p text:style-name="P209">Comentem 2.1.2.1.2 Número y disposición de los cilindros</text:p>
        </text:list-item>
        <text:list-item>
          <text:p text:style-name="P210">Comentem 2.1.2.1.<text:span text:style-name="T50">3 Transformación del movimiento rotativo en movimiento alternativo</text:span></text:p>
        </text:list-item>
        <text:list-item>
          <text:p text:style-name="P210">Comentem 2.1.2.1.<text:span text:style-name="T50">4 Válvulas de aspiración y descarga</text:span></text:p>
        </text:list-item>
        <text:list-item>
          <text:p text:style-name="P210">Comentem 2.1.2.1.<text:span text:style-name="T50">5 Dispositivos de lubricación</text:span></text:p>
        </text:list-item>
        <text:list-item>
          <text:p text:style-name="P212">Comencem amb l'exe<text:span text:style-name="T51">m</text:span>ple 2.1.2.2-1</text:p>
        </text:list-item>
      </text:list>
      <text:p text:style-name="P76"/>
      <text:p text:style-name="P76"/>
      <text:p text:style-name="P132">Di<text:span text:style-name="T52">jous</text:span><text:tab/><text:tab/><text:span text:style-name="T49">08</text:span>/<text:span text:style-name="T49">01</text:span>/2<text:span text:style-name="T49">6</text:span></text:p>
      <text:p text:style-name="P132"/>
      <text:list xml:id="list115555134257538" text:continue-numbering="true" text:style-name="L5">
        <text:list-item>
          <text:p text:style-name="P26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11">Repassem apartat 2.1.2.1 <text:span text:style-name="T48"><text:s/>Compressors alternatius de pistó</text:span></text:p>
        </text:list-item>
        <text:list-item>
          <text:p text:style-name="P211">Comentem <text:span text:style-name="T50">l'exemple 2.1.2.2-1</text:span></text:p>
        </text:list-item>
        <text:list-item>
          <text:p text:style-name="P213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32"/>
      <text:p text:style-name="P133">Di<text:span text:style-name="T53">vendres</text:span><text:tab/><text:span text:style-name="T49">09</text:span>/<text:span text:style-name="T49">01</text:span>/2<text:span text:style-name="T49">6</text:span></text:p>
      <text:p text:style-name="P133"/>
      <text:list xml:id="list6556512867716261487" text:style-name="L6">
        <text:list-item>
          <text:p text:style-name="P214">Desmuntem compressors de pistons per veure els components interns (plat de vàlvules, pistons, bieles, cigüenyal) i tornem a muntar-los.</text:p>
        </text:list-item>
        <text:list-item>
          <text:p text:style-name="P27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15555805647750" text:continue-list="list115555134257538" text:style-name="L5">
        <text:list-item>
          <text:p text:style-name="P215">Comentem l'exemple <text:span text:style-name="T50">2.1.2.2-</text:span>2</text:p>
        </text:list-item>
        <text:list-item>
          <text:p text:style-name="P215">Baixem al taller per recuperar el refrigerant del simulador.</text:p>
        </text:list-item>
      </text:list>
      <text:p text:style-name="P79"/>
      <text:p text:style-name="P79"/>
      <text:p text:style-name="P134">Di<text:span text:style-name="T54">marts</text:span><text:tab/><text:span text:style-name="T54">13</text:span>/<text:span text:style-name="T49">01</text:span>/2<text:span text:style-name="T49">6</text:span></text:p>
      <text:p text:style-name="P134"/>
      <text:p text:style-name="P80">Baixa per migranya</text:p>
      <text:p text:style-name="P80"/>
      <text:p text:style-name="P80"/>
      <text:p text:style-name="P134">Di<text:span text:style-name="T54">mecres</text:span><text:tab/><text:span text:style-name="T54">14</text:span>/<text:span text:style-name="T49">01</text:span>/2<text:span text:style-name="T49">6</text:span></text:p>
      <text:p text:style-name="P134"/>
      <text:list xml:id="list115556440873479" text:continue-numbering="true" text:style-name="L5">
        <text:list-item>
          <text:p text:style-name="P216">Comentem l'exemple <text:span text:style-name="T50">2.1.2.2-</text:span>2</text:p>
        </text:list-item>
      </text:list>
      <text:p text:style-name="P134"/>
      <text:p text:style-name="P134">Di<text:span text:style-name="T54">jous</text:span><text:tab/><text:tab/><text:span text:style-name="T54">15</text:span>/<text:span text:style-name="T49">01</text:span>/2<text:span text:style-name="T49">6</text:span></text:p>
      <text:p text:style-name="P134"/>
      <text:list xml:id="list5811557368404904895" text:style-name="L7">
        <text:list-item>
          <text:p text:style-name="P219">Comentem esquema <text:a xlink:type="simple" xlink:href="https://paulinoposada.github.io/web_fred/web_fred_25_26/GM/documents_gm/ta/ta_03.pdf">tasca 3</text:a></text:p>
        </text:list-item>
        <text:list-item>
          <text:p text:style-name="P219">Comentem exemple 2.1.2.2-2</text:p>
        </text:list-item>
      </text:list>
      <text:p text:style-name="P154"/>
      <text:p text:style-name="P135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35"/>
      <text:p text:style-name="P85">No feim classe per emergència sanitària.</text:p>
      <text:p text:style-name="P85"/>
      <text:p text:style-name="P139"/>
      <text:p text:style-name="P139">Di<text:span text:style-name="T54">marts</text:span><text:tab/><text:span text:style-name="T58">20</text:span>/<text:span text:style-name="T49">01</text:span>/2<text:span text:style-name="T49">6</text:span></text:p>
      <text:p text:style-name="P88"/>
      <text:p text:style-name="P97">Festiu (Sant Sebastià)</text:p>
      <text:p text:style-name="P139"/>
      <text:p text:style-name="P139"/>
      <text:p text:style-name="P138">Di<text:span text:style-name="T54">mecres</text:span><text:tab/><text:span text:style-name="T58">21</text:span>/<text:span text:style-name="T49">01</text:span>/2<text:span text:style-name="T49">6</text:span></text:p>
      <text:p text:style-name="P138"/>
      <text:p text:style-name="P93">Baixa al taller el grup <text:span text:style-name="T59">1</text:span>.</text:p>
      <text:p text:style-name="P93"/>
      <text:p text:style-name="P93">Recuperem regfrigerant del simulador i tornem a cargar refrigerant al simulador.</text:p>
      <text:p text:style-name="P81"/>
      <text:p text:style-name="P81"/>
      <text:p text:style-name="P135">Di<text:span text:style-name="T56">jous </text:span><text:tab/><text:tab/><text:span text:style-name="T55">22</text:span>/<text:span text:style-name="T49">01</text:span>/2<text:span text:style-name="T49">6</text:span></text:p>
      <text:p text:style-name="P135"/>
      <text:list xml:id="list115555498464963" text:continue-list="list6556512867716261487" text:style-name="L6">
        <text:list-item>
          <text:p text:style-name="P27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2098778489802958963" text:style-name="L8">
        <text:list-item>
          <text:p text:style-name="P217">Comentem <text:span text:style-name="T56">l'apartat 2.1.2.3 <text:s/>Compressor rotatius de pistó rodant i paletes</text:span></text:p>
        </text:list-item>
        <text:list-item>
          <text:p text:style-name="P217">Comentem <text:span text:style-name="T56">l'apartat 2.1.2.3.1 Compressor de pistó rodant</text:span></text:p>
        </text:list-item>
        <text:list-item>
          <text:p text:style-name="P217">Comentem <text:span text:style-name="T56">l'apartat 2.1.2.3.2 Compressor de paletes</text:span></text:p>
        </text:list-item>
        <text:list-item>
          <text:p text:style-name="P220">Començem a comentar l'apartat <text:s/>2.1.2.3.3 Compressor de tornillo</text:p>
        </text:list-item>
      </text:list>
      <text:p text:style-name="P85"/>
      <text:p text:style-name="P86"/>
      <text:p text:style-name="P136">Di<text:span text:style-name="T57">vendres </text:span><text:tab/><text:tab/><text:span text:style-name="T55">23</text:span>/<text:span text:style-name="T49">01</text:span>/2<text:span text:style-name="T49">6</text:span></text:p>
      <text:p text:style-name="P87"/>
      <text:p text:style-name="P91">Comentem dubtes relatius a l'examen del dimecres.</text:p>
      <text:p text:style-name="P91"/>
      <text:p text:style-name="P91"/>
      <text:p text:style-name="P137">Di<text:span text:style-name="T54">marts</text:span><text:tab/><text:span text:style-name="T58">27</text:span>/<text:span text:style-name="T49">01</text:span>/2<text:span text:style-name="T49">6</text:span></text:p>
      <text:p text:style-name="P137"/>
      <text:p text:style-name="P92">Baixa al taller el grup 2.</text:p>
      <text:p text:style-name="P92"/>
      <text:p text:style-name="P92">Recuperem regfrigerant del simulador i tornem a cargar refrigerant al simulador.</text:p>
      <text:p text:style-name="P82"/>
      <text:p text:style-name="P82"/>
      <text:p text:style-name="P140">Di<text:span text:style-name="T54">mecres</text:span><text:tab/><text:span text:style-name="T58">28</text:span>/<text:span text:style-name="T49">01</text:span>/2<text:span text:style-name="T49">6</text:span></text:p>
      <text:p text:style-name="P89"/>
      <text:p text:style-name="P98">Feim el primer examen de la segona avaluació.</text:p>
      <text:p text:style-name="P140"/>
      <text:p text:style-name="P140"/>
      <text:p text:style-name="P141">Di<text:span text:style-name="T60">jous<text:tab/></text:span><text:tab/><text:span text:style-name="T58">29</text:span>/<text:span text:style-name="T49">01</text:span>/2<text:span text:style-name="T49">6</text:span></text:p>
      <text:p text:style-name="P90"/>
      <text:p text:style-name="P99">Comentem les solucions dels exàmens del 28/01/26.</text:p>
      <text:p text:style-name="P99"/>
      <text:p text:style-name="P142"/>
      <text:p text:style-name="P142">Di<text:span text:style-name="T61">vendres</text:span><text:tab/><text:span text:style-name="T61">30</text:span>/<text:span text:style-name="T49">01</text:span>/2<text:span text:style-name="T49">6</text:span></text:p>
      <text:p text:style-name="P142"/>
      <text:list xml:id="list115555826169493" text:continue-list="list115555498464963" text:style-name="L6">
        <text:list-item>
          <text:p text:style-name="P27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21039511868850143" text:style-name="L9">
        <text:list-item>
          <text:p text:style-name="P218">Comentem <text:span text:style-name="T61">exercicis 2.2-1 a 4.</text:span></text:p>
        </text:list-item>
      </text:list>
      <text:p text:style-name="P143"><text:soft-page-break/>Di<text:span text:style-name="T54">marts</text:span><text:tab/><text:span text:style-name="T62">03</text:span>/<text:span text:style-name="T49">02</text:span>/2<text:span text:style-name="T49">6</text:span></text:p>
      <text:list xml:id="list115555455728917" text:continue-numbering="true" text:style-name="L9">
        <text:list-header>
          <text:p text:style-name="P251"/>
        </text:list-header>
        <text:list-item>
          <text:p text:style-name="P221">Baixa al taller el grup <text:span text:style-name="T62">1</text:span>.</text:p>
          <text:p text:style-name="P221"/>
        </text:list-item>
        <text:list-item>
          <text:p text:style-name="P221">Recuperem regfrigerant del simulador.</text:p>
        </text:list-item>
        <text:list-item>
          <text:p text:style-name="P227">Comentem components de l'equip split d'aire condicionat.</text:p>
        </text:list-item>
      </text:list>
      <text:p text:style-name="P83"/>
      <text:p text:style-name="P83"/>
      <text:p text:style-name="P144">Di<text:span text:style-name="T54">mecres</text:span><text:tab/><text:span text:style-name="T62">04</text:span>/<text:span text:style-name="T49">02</text:span>/2<text:span text:style-name="T49">6</text:span></text:p>
      <text:list xml:id="list115556547588399" text:continue-numbering="true" text:style-name="L9">
        <text:list-header>
          <text:p text:style-name="P252"/>
        </text:list-header>
        <text:list-item>
          <text:p text:style-name="P222">Baixa al taller el grup <text:span text:style-name="T63">2</text:span>.</text:p>
        </text:list-item>
        <text:list-item>
          <text:p text:style-name="P228">Comentem components de l'equip split d'aire condicionat <text:span text:style-name="T63">i el posem en marxa en fred i en calor.</text:span></text:p>
        </text:list-item>
      </text:list>
      <text:p text:style-name="P94"/>
      <text:p text:style-name="P100"/>
      <text:p text:style-name="P84"/>
      <text:p text:style-name="P145">Di<text:span text:style-name="T64">jous</text:span><text:tab/><text:tab/><text:span text:style-name="T62">05</text:span>/<text:span text:style-name="T49">02</text:span>/2<text:span text:style-name="T49">6</text:span></text:p>
      <text:list xml:id="list115556280237014" text:continue-numbering="true" text:style-name="L9">
        <text:list-header>
          <text:p text:style-name="P253"/>
        </text:list-header>
        <text:list-item>
          <text:p text:style-name="P229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6928471395701354756" text:style-name="L10">
        <text:list-item>
          <text:p text:style-name="P233">Comentem introducció condensadors</text:p>
        </text:list-item>
        <text:list-item>
          <text:p text:style-name="P233">2.1 Capacitat d'un condensador</text:p>
        </text:list-item>
      </text:list>
      <text:p text:style-name="P100"/>
      <text:p text:style-name="P100"/>
      <text:p text:style-name="P153"/>
      <text:p text:style-name="P153">Divendres<text:tab/>06/02/26</text:p>
      <text:p text:style-name="P153"/>
      <text:list xml:id="list115555366727677" text:continue-list="list115556280237014" text:style-name="L9">
        <text:list-item>
          <text:p text:style-name="P230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5281924622441904342" text:style-name="L11">
        <text:list-item>
          <text:p text:style-name="P234">Comentem 2.1.<text:span text:style-name="T65">1</text:span> C<text:span text:style-name="T65">omparació del calor específic de l'aigua i de l'aire</text:span></text:p>
        </text:list-item>
        <text:list-item>
          <text:p text:style-name="P234">Comentem 2.1.<text:span text:style-name="T65">2</text:span> <text:span text:style-name="T65">Efecte de la variació de la temperatura del mpc en la temperatura de condensació</text:span></text:p>
        </text:list-item>
        <text:list-item>
          <text:p text:style-name="P234">Comentem 2.1.<text:span text:style-name="T65">3</text:span> <text:span text:style-name="T65">Efecte de la superfície d'intercanvi en la temperatura de condensació</text:span></text:p>
        </text:list-item>
        <text:list-item>
          <text:p text:style-name="P234">Comentem 2.1.<text:span text:style-name="T65">3</text:span> <text:span text:style-name="T65">Aprofitament de la capacitat d'un condensador</text:span></text:p>
        </text:list-item>
        <text:list-item>
          <text:p text:style-name="P234">Comentem 2.<text:span text:style-name="T65">2</text:span>.<text:span text:style-name="T65">1</text:span> <text:span text:style-name="T65">Condensadors refrigerats per aire</text:span></text:p>
          <text:p text:style-name="P234"/>
        </text:list-item>
      </text:list>
      <text:p text:style-name="P101"/>
      <text:p text:style-name="P101"/>
      <text:p text:style-name="P146">Di<text:span text:style-name="T54">marts</text:span><text:tab/><text:span text:style-name="T66">10</text:span>/<text:span text:style-name="T49">02</text:span>/2<text:span text:style-name="T49">6</text:span></text:p>
      <text:list xml:id="list115556034936586" text:continue-list="list115555366727677" text:style-name="L9">
        <text:list-header>
          <text:p text:style-name="P254"/>
        </text:list-header>
      </text:list>
      <text:p text:style-name="P95">Baixa al taller el grup <text:span text:style-name="T62">1</text:span>.</text:p>
      <text:list xml:id="list115556307075687" text:continue-numbering="true" text:style-name="L9">
        <text:list-header>
          <text:p text:style-name="P223"/>
        </text:list-header>
        <text:list-item>
          <text:p text:style-name="P235">Feim buit a l'equip d'aire condicionat.</text:p>
        </text:list-item>
        <text:list-item>
          <text:p text:style-name="P235">Omplim amb R600a l'equip.</text:p>
        </text:list-item>
        <text:list-item>
          <text:p text:style-name="P235">Posem en marxa l'equip.</text:p>
        </text:list-item>
      </text:list>
      <text:p text:style-name="P102"/>
      <text:p text:style-name="P102"/>
      <text:p text:style-name="P160"/>
      <text:p text:style-name="P147">Di<text:span text:style-name="T54">mecres</text:span><text:tab/><text:span text:style-name="T66">11</text:span>/<text:span text:style-name="T49">02</text:span>/2<text:span text:style-name="T49">6</text:span></text:p>
      <text:p text:style-name="P147"/>
      <text:p text:style-name="P103">Baixa al taller el grup 2</text:p>
      <text:list xml:id="list115555934425724" text:continue-numbering="true" text:style-name="L9">
        <text:list-item>
          <text:p text:style-name="P236">Feim buit a l'equip d'aire condicionat.</text:p>
        </text:list-item>
        <text:list-item>
          <text:p text:style-name="P236">Omplim amb R600a l'equip.</text:p>
        </text:list-item>
        <text:list-item>
          <text:p text:style-name="P236">Posem en marxa l'equip.</text:p>
        </text:list-item>
        <text:list-item>
          <text:p text:style-name="P239">Recuperem el refrigerant</text:p>
        </text:list-item>
      </text:list>
      <text:p text:style-name="P103"/>
      <text:p text:style-name="P103"/>
      <text:p text:style-name="P148">Di<text:span text:style-name="T67">jous<text:tab/><text:tab/>12</text:span>/<text:span text:style-name="T49">02</text:span>/2<text:span text:style-name="T49">6</text:span></text:p>
      <text:p text:style-name="P103"/>
      <text:list xml:id="list115555942881855" text:continue-numbering="true" text:style-name="L9">
        <text:list-item>
          <text:p text:style-name="P231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4876673260907648964" text:style-name="L12">
        <text:list-item>
          <text:p text:style-name="P240">Comentem apartat 2.2.2 Condensador refrigerats per aigua</text:p>
        </text:list-item>
        <text:list-item>
          <text:p text:style-name="P240">Comentem aparta 2.2.2.1 Condensadors coaxials</text:p>
        </text:list-item>
        <text:list-item>
          <text:p text:style-name="P240">Comentem apartat 2.2.2.2 Condensadors multitubulars</text:p>
        </text:list-item>
        <text:list-item>
          <text:p text:style-name="P240">Comentem apartat 2.2.2.3 Condnsadors refrigertas per aigua de mar</text:p>
        </text:list-item>
        <text:list-item>
          <text:p text:style-name="P241">Reparteixc fotocòpies amb els exercicis 2.3 Exercicis condensadors</text:p>
        </text:list-item>
      </text:list>
      <text:p text:style-name="P105"/>
      <text:p text:style-name="P149">Di<text:span text:style-name="T68">vendres<text:tab/>13</text:span>/<text:span text:style-name="T49">02</text:span>/2<text:span text:style-name="T49">6</text:span></text:p>
      <text:p text:style-name="P104"/>
      <text:list xml:id="list115555511228442" text:continue-list="list115555942881855" text:style-name="L9">
        <text:list-item>
          <text:p text:style-name="P232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4616489327735582612" text:style-name="L13">
        <text:list-item>
          <text:p text:style-name="P242">Comentem els exercicis de l'apartat 2.3 Exercicis condensador.</text:p>
        </text:list-item>
        <text:list-item>
          <text:p text:style-name="P242">Comencem amb la introducció de l'apartat 3 Evaporadors.</text:p>
        </text:list-item>
      </text:list>
      <text:p text:style-name="P106"/>
      <text:p text:style-name="P106"/>
      <text:p text:style-name="P150">Di<text:span text:style-name="T54">marts</text:span><text:tab/><text:span text:style-name="T66">17</text:span>/<text:span text:style-name="T49">02</text:span>/2<text:span text:style-name="T49">6</text:span></text:p>
      <text:list xml:id="list115556855483844" text:continue-list="list115555511228442" text:style-name="L9">
        <text:list-header>
          <text:p text:style-name="P255"/>
        </text:list-header>
      </text:list>
      <text:p text:style-name="P96">Baixa al taller el grup <text:span text:style-name="T62">1</text:span>.</text:p>
      <text:list xml:id="list115556677018317" text:continue-numbering="true" text:style-name="L9">
        <text:list-header>
          <text:p text:style-name="P224"/>
        </text:list-header>
        <text:list-item>
          <text:p text:style-name="P237"><text:span text:style-name="T69">Els alumnes 3, 7, 9 i 11 fan</text:span> buit a l'equip d'aire condicionat, <text:span text:style-name="T69">o</text:span>mpl<text:span text:style-name="T69">en</text:span> amb R600a l'equip, <text:span text:style-name="T69">p</text:span>osem en marxa l'equip, <text:span text:style-name="T69">recuperen el refrigerant</text:span>.</text:p>
        </text:list-item>
        <text:list-item>
          <text:p text:style-name="P246">La resta d'alumnes posa en marxa la refredadora.</text:p>
        </text:list-item>
      </text:list>
      <text:p text:style-name="P107"/>
      <text:p text:style-name="P107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3377936002106570199" text:style-name="L14">
        <text:list-item>
          <text:p text:style-name="P243">Come<text:span text:style-name="T70">ntem apartat 3.2.1 Evaporadores de tubos aleteados</text:span></text:p>
        </text:list-item>
        <text:list-item>
          <text:p text:style-name="P249">Comentem l'exemple 3.2.1-1</text:p>
        </text:list-item>
      </text:list>
      <text:p text:style-name="P244"/>
      <text:p text:style-name="P244"/>
      <text:p text:style-name="P257">Di<text:span text:style-name="T54">mecres</text:span><text:tab/><text:span text:style-name="T66">18</text:span>/<text:span text:style-name="T49">02</text:span>/2<text:span text:style-name="T49">6</text:span></text:p>
      <text:list xml:id="list115556003273078" text:continue-list="list115556677018317" text:style-name="L9">
        <text:list-header>
          <text:p text:style-name="P256"/>
        </text:list-header>
      </text:list>
      <text:p text:style-name="P226">Baixa al taller el grup <text:span text:style-name="T62">1</text:span>.</text:p>
      <text:list xml:id="list115555907512656" text:continue-numbering="true" text:style-name="L9">
        <text:list-header>
          <text:p text:style-name="P225"/>
        </text:list-header>
        <text:list-item>
          <text:p text:style-name="P238"><text:span text:style-name="T69">Els alumnes 14, 18, 19 i 27 fan</text:span> buit a l'equip d'aire condicionat, <text:span text:style-name="T69">o</text:span>mpl<text:span text:style-name="T69">en</text:span> amb R600a l'equip, <text:span text:style-name="T69">p</text:span>osem en marxa l'equip, <text:span text:style-name="T69">recuperen el refrigerant</text:span>.</text:p>
        </text:list-item>
        <text:list-item>
          <text:p text:style-name="P247">La resta d'alumnes posa en marxa la refredadora.</text:p>
        </text:list-item>
      </text:list>
      <text:p text:style-name="P248"/>
      <text:p text:style-name="P248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7759670948468188001" text:style-name="L15">
        <text:list-item>
          <text:p text:style-name="P245">Come<text:span text:style-name="T70">ntem apartat 3.2.1 Evaporadores de tubos aleteados</text:span></text:p>
        </text:list-item>
        <text:list-item>
          <text:p text:style-name="P250">Comentem l'exemple 3.2.1-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8T11:55:54.351336150</dc:date>
    <meta:editing-duration>PT2H58M29S</meta:editing-duration>
    <meta:editing-cycles>273</meta:editing-cycles>
    <meta:document-statistic meta:table-count="0" meta:image-count="0" meta:object-count="1" meta:page-count="10" meta:paragraph-count="271" meta:word-count="1618" meta:character-count="10328" meta:non-whitespace-character-count="9085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